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b6d7a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dd7e6b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6aa84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b4a7d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b6d7a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6d9eeb" draw:opacity="3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>
      <style:graphic-properties style:protect="siz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dd7e6b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6aa84f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b4a7d6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6d9eeb" draw:opacity="39%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8.844cm" svg:height="6.117cm" svg:x="14.58cm" svg:y="7.426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3" draw:layer="layout" svg:width="4.846cm" svg:height="2.458cm" svg:x="15.772cm" svg:y="9.241cm">
          <text:p text:style-name="P2"><text:span text:style-name="T1">FN</text:span></text:p>
          <draw:enhanced-geometry draw:mirror-horizontal="false" draw:mirror-vertical="false" draw:text-areas="?f8 ?f10 ?f11 ?f14" svg:viewBox="0 0 0 0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Google Shape;56;p13" draw:style-name="gr3" draw:text-style-name="P4" draw:layer="layout" svg:width="3.9cm" svg:height="3.404cm" svg:x="17.522cm" svg:y="8.296cm">
          <text:p text:style-name="P2"><text:span text:style-name="T1"/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57;p13" draw:style-name="gr4" draw:text-style-name="P6" draw:layer="layout" svg:width="3.096cm" svg:height="2.458cm" svg:x="17.522cm" svg:y="9.241cm">
          <text:p text:style-name="P5"><text:span text:style-name="T1">TP</text:span></text:p>
          <draw:enhanced-geometry draw:mirror-horizontal="false" draw:mirror-vertical="false" draw:text-areas="?f8 ?f10 ?f11 ?f14" svg:viewBox="0 0 0 0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Google Shape;58;p13" draw:style-name="gr1" draw:text-style-name="P1" draw:layer="layout" svg:width="8.844cm" svg:height="6.117cm" svg:x="3.299cm" svg:y="7.425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5" draw:text-style-name="P7" draw:layer="layout" svg:width="4.759cm" svg:height="2.511cm" svg:x="4.248cm" svg:y="9.293cm">
          <text:p text:style-name="P2"><text:span text:style-name="T1"/></text:p>
          <draw:enhanced-geometry draw:mirror-horizontal="false" draw:mirror-vertical="false" draw:text-areas="?f8 ?f10 ?f11 ?f14" svg:viewBox="0 0 0 0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Google Shape;60;p13" draw:style-name="gr5" draw:text-style-name="P7" draw:layer="layout" svg:width="3.832cm" svg:height="3.477cm" svg:x="6.178cm" svg:y="8.326cm">
          <text:p text:style-name="P2"><text:span text:style-name="T1"/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61;p13" draw:style-name="gr1" draw:text-style-name="P1" draw:layer="layout" svg:width="8.844cm" svg:height="6.117cm" svg:x="3.299cm" svg:y="0.548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6" draw:text-style-name="P3" draw:layer="layout" svg:width="4.759cm" svg:height="2.511cm" svg:x="4.248cm" svg:y="2.415cm">
          <text:p text:style-name="P5"><text:span text:style-name="T2">Ground Truth</text:span></text:p>
          <draw:enhanced-geometry draw:mirror-horizontal="false" draw:mirror-vertical="false" draw:text-areas="?f8 ?f10 ?f11 ?f14" svg:viewBox="0 0 0 0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Google Shape;63;p13" draw:style-name="gr1" draw:text-style-name="P1" draw:layer="layout" svg:width="8.844cm" svg:height="6.117cm" svg:x="14.58cm" svg:y="0.548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7" draw:text-style-name="P8" draw:layer="layout" svg:width="3.832cm" svg:height="3.477cm" svg:x="17.247cm" svg:y="1.449cm">
          <text:p text:style-name="P5"><text:span text:style-name="T2">Prediction</text:span></text:p>
          <draw:enhanced-geometry draw:mirror-horizontal="false" draw:mirror-vertical="false" draw:text-areas="?f13 ?f14 ?f15 ?f16" svg:viewBox="0 0 0 0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65;p13" draw:style-name="gr8" draw:text-style-name="P9" draw:layer="layout" svg:width="2.96cm" svg:height="0.927cm" svg:x="18.462cm" svg:y="8.314cm">
          <text:p text:style-name="P5"><text:span text:style-name="T1">F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3" draw:style-name="gr8" draw:text-style-name="P9" draw:layer="layout" svg:width="2.15cm" svg:height="2.053cm" svg:x="15.097cm" svg:y="7.75cm">
          <text:p text:style-name="P2"><text:span text:style-name="T1">T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3" draw:style-name="gr8" draw:text-style-name="P9" draw:layer="layout" svg:width="2.15cm" svg:height="0.927cm" svg:x="6.449cm" svg:y="10.025cm">
          <text:p text:style-name="P5"><text:span text:style-name="T3">P∪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8b96994bd2_0_14:notes" draw:style-name="gr9" draw:layer="layout" svg:width="16.932cm" svg:height="9.524cm" svg:x="1.059cm" svg:y="1.905cm" draw:page-number="1" presentation:class="page"/>
          <draw:frame draw:name="Google Shape;52;g8b96994bd2_0_14:notes" presentation:style-name="pr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4"/>
    <meta:generator>LibreOfficeDev/6.0.5.2$Linux_X86_64 LibreOffice_project/</meta:generator>
  </office:meta>
</office:document-meta>
</file>